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iddlesex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1"/>
        </table:table-row>
        <table:table-row table:style-name="ro2">
          <table:table-cell table:style-name="ce21" office:value-type="string">
            <text:p>Robbery</text:p>
          </table:table-cell>
          <table:table-cell table:style-name="ce21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1">
            <text:p>1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1"/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/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1"/>
        </table:table-row>
        <table:table-row table:style-name="ro2">
          <table:table-cell table:style-name="ce21" office:value-type="string">
            <text:p>Vandalism</text:p>
          </table:table-cell>
          <table:table-cell table:style-name="ce21"/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1"/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1"/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3" office:value-type="float" office:value="58">
            <text:p>5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170">
            <text:p>170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189">
            <text:p>189</text:p>
          </table:table-cell>
          <table:table-cell table:style-name="ce23" office:value-type="float" office:value="15">
            <text:p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